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4b0f" officeooo:paragraph-rsid="00054b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e un poco tardado acomodar los barcos de forma diferente en tan poco espacio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box </meta:initial-creator>
    <meta:creation-date>2014-11-01T17:42:48.835385482</meta:creation-date>
    <dc:date>2014-11-01T17:47:07.837230485</dc:date>
    <dc:creator>cebox </dc:creator>
    <meta:editing-duration>P0D</meta:editing-duration>
    <meta:editing-cycles>1</meta:editing-cycles>
    <meta:document-statistic meta:table-count="0" meta:image-count="0" meta:object-count="0" meta:page-count="1" meta:paragraph-count="1" meta:word-count="14" meta:character-count="79" meta:non-whitespace-character-count="66"/>
    <meta:generator>LibreOffice/4.2.6.3$Linux_X86_64 LibreOffice_project/420m0$Build-3</meta:generator>
  </office:meta>
</office:document-meta>
</file>